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970000030FAC98DC3EAF82FA14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1.091cm" fo:min-width="3.437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6.759cm" fo:min-width="3.437cm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1.68cm" fo:min-width="17.02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9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65cm" fo:min-width="2.2cm"/>
      <style:paragraph-properties style:writing-mode="lr-tb"/>
    </style:style>
    <style:style style:name="gr8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7.15cm" fo:min-width="6.4cm"/>
      <style:paragraph-properties style:writing-mode="lr-tb"/>
    </style:style>
    <style:style style:name="gr9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11.05cm" fo:min-width="6.4cm"/>
      <style:paragraph-properties style:writing-mode="lr-tb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2.15cm" fo:min-width="6.4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4.75cm" fo:min-width="6.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2.228cm" style:use-optimal-column-width="false"/>
    </style:style>
    <style:style style:name="co2" style:family="table-column">
      <style:table-column-properties style:column-width="2.204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4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9" style:family="paragraph">
      <loext:graphic-properties draw:fill-color="#dddddd"/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-color="#dddddd"/>
      <style:paragraph-properties fo:text-align="start"/>
      <style:text-properties fo:font-weight="bold" style:font-weight-asian="bold" style:font-weight-complex="bold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4.4cm" svg:height="16.259cm" svg:x="7.4cm" svg:y="4.4cm">
          <draw:image xlink:href="Pictures/10000201000004970000030FAC98DC3EAF82FA14.png" xlink:type="simple" xlink:show="embed" xlink:actuate="onLoad" loext:mime-type="image/png">
            <text:p/>
          </draw:image>
        </draw:frame>
        <draw:custom-shape draw:style-name="gr2" draw:text-style-name="P4" draw:layer="layout" svg:width="3.937cm" svg:height="11.341cm" svg:x="2.013cm" svg:y="5.059cm">
          <text:p text:style-name="P2"><text:span text:style-name="T1">DMS 1</text:span></text:p>
          <text:p text:style-name="P2"><text:span text:style-name="T1"/></text:p>
          <text:p text:style-name="P3"><text:span text:style-name="T1">DMS 2</text:span></text:p>
          <text:p text:style-name="P3"><text:span text:style-name="T1"/></text:p>
          <text:p text:style-name="P3"><text:span text:style-name="T1">DMS 3</text:span></text:p>
          <text:p text:style-name="P3"><text:span text:style-name="T1"/></text:p>
          <text:p text:style-name="P3"><text:span text:style-name="T1">DMS 4</text:span></text:p>
          <text:p text:style-name="P3"><text:span text:style-name="T1"/></text:p>
          <text:p text:style-name="P3"><text:span text:style-name="T1">DMS 5</text:span></text:p>
          <text:p text:style-name="P3"><text:span text:style-name="T1"/></text:p>
          <text:p text:style-name="P3"><text:span text:style-name="T1">DMS 6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937cm" svg:height="7.009cm" svg:x="2.013cm" svg:y="18.016cm">
          <text:p text:style-name="P3"><text:span text:style-name="T1"/></text:p>
          <text:p text:style-name="P3"><text:span text:style-name="T1">PT100 <text:s text:c="2"/>1</text:span></text:p>
          <text:p text:style-name="P3"><text:span text:style-name="T1"/></text:p>
          <text:p text:style-name="P3"><text:span text:style-name="T1">PT100 <text:s text:c="2"/>2</text:span></text:p>
          <text:p text:style-name="P3"><text:span text:style-name="T1"/></text:p>
          <text:p text:style-name="P3"><text:span text:style-name="T1">PT100 <text:s text:c="2"/>3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7.526cm" svg:height="1.93cm" svg:x="9.298cm" svg:y="1.77cm">
          <text:p text:style-name="P2"><text:span text:style-name="T1">DMS7 <text:s text:c="2"/>DMS8 <text:s text:c="2"/>DMS9 <text:s text:c="2"/>DMS10 <text:s text:c="2"/>DMS11 <text:s text:c="2"/>DMS12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4.431cm" svg:height="6.803cm" svg:x="19.572cm" svg:y="21.1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3.3V</text:p>
              </table:table-cell>
              <table:table-cell>
                <text:p text:style-name="P1">GND</text:p>
              </table:table-cell>
            </table:table-row>
            <table:table-row table:style-name="ro1" table:default-cell-style-name="ce1">
              <table:table-cell>
                <text:p text:style-name="P1">TRST</text:p>
              </table:table-cell>
              <table:table-cell>
                <text:p text:style-name="P1">GND</text:p>
              </table:table-cell>
            </table:table-row>
            <table:table-row table:style-name="ro1" table:default-cell-style-name="ce1">
              <table:table-cell>
                <text:p text:style-name="P1">TDI</text:p>
              </table:table-cell>
              <table:table-cell>
                <text:p text:style-name="P1">GND</text:p>
              </table:table-cell>
            </table:table-row>
            <table:table-row table:style-name="ro1" table:default-cell-style-name="ce1">
              <table:table-cell>
                <text:p text:style-name="P1">TMS</text:p>
              </table:table-cell>
              <table:table-cell>
                <text:p text:style-name="P1">GND</text:p>
              </table:table-cell>
            </table:table-row>
            <table:table-row table:style-name="ro1" table:default-cell-style-name="ce1">
              <table:table-cell>
                <text:p text:style-name="P1">TCK</text:p>
              </table:table-cell>
              <table:table-cell>
                <text:p text:style-name="P1">GND</text:p>
              </table:table-cell>
            </table:table-row>
            <table:table-row table:style-name="ro1" table:default-cell-style-name="ce1">
              <table:table-cell>
                <text:p text:style-name="P1">TDO</text:p>
              </table:table-cell>
              <table:table-cell>
                <text:p text:style-name="P1">NC</text:p>
              </table:table-cell>
            </table:table-row>
            <table:table-row table:style-name="ro1" table:default-cell-style-name="ce1">
              <table:table-cell>
                <text:p text:style-name="P1">NC</text:p>
              </table:table-cell>
              <table:table-cell>
                <text:p text:style-name="P1">GN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6" draw:layer="layout" svg:width="1.1cm" svg:height="1.2cm" svg:x="18.4cm" svg:y="21.1cm">
          <draw:text-box>
            <text:p>1</text:p>
          </draw:text-box>
        </draw:frame>
        <draw:frame draw:style-name="gr6" draw:text-style-name="P6" draw:layer="layout" svg:width="1.4cm" svg:height="1.673cm" svg:x="24.2cm" svg:y="27.1cm">
          <draw:text-box>
            <text:p>14</text:p>
          </draw:text-box>
        </draw:frame>
        <draw:custom-shape draw:style-name="gr7" draw:text-style-name="P7" draw:layer="layout" svg:width="2.7cm" svg:height="1.9cm" svg:x="29.4cm" svg:y="1.7cm">
          <text:p text:style-name="P1"><text:span text:style-name="T1">USB</text:span><text:line-break/>UART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9cm" svg:height="7.4cm" svg:x="33.3cm" svg:y="21cm">
          <text:p text:style-name="P8"><text:span text:style-name="T1"><text:tab/></text:span><text:span text:style-name="T1">TDO </text:span><text:span text:style-name="T1"><text:line-break/></text:span><text:span text:style-name="T1"><text:tab/></text:span><text:span text:style-name="T1"><text:tab/></text:span><text:span text:style-name="T1">28V </text:span><text:span text:style-name="T1"><text:line-break/></text:span><text:span text:style-name="T1"><text:tab/></text:span><text:span text:style-name="T1">TRST </text:span><text:span text:style-name="T1"><text:line-break/></text:span><text:span text:style-name="T1"><text:tab/></text:span><text:span text:style-name="T1"><text:tab/></text:span><text:span text:style-name="T1">28V-GND </text:span><text:span text:style-name="T1"><text:line-break/></text:span><text:span text:style-name="T1"><text:tab/></text:span><text:span text:style-name="T1">TDI </text:span><text:span text:style-name="T1"><text:line-break/></text:span><text:span text:style-name="T1"><text:tab/></text:span><text:span text:style-name="T1"><text:tab/></text:span><text:span text:style-name="T1">TMS </text:span><text:span text:style-name="T1"><text:line-break/></text:span><text:span text:style-name="T1"><text:tab/></text:span><text:span text:style-name="T1">3.3V </text:span><text:span text:style-name="T1"><text:line-break/></text:span><text:span text:style-name="T1"><text:tab/></text:span><text:span text:style-name="T1"><text:tab/></text:span><text:span text:style-name="T1">TCK </text:span><text:span text:style-name="T1"><text:line-break/></text:span><text:span text:style-name="T1"><text:tab/></text:span><text:span text:style-name="T1">GND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9cm" svg:height="11.3cm" svg:x="33.3cm" svg:y="6.7cm">
          <text:p text:style-name="P8"><text:span text:style-name="T1"><text:tab/></text:span><text:span text:style-name="T1">28V-GND</text:span><text:span text:style-name="T1"><text:line-break/></text:span><text:span text:style-name="T1"><text:tab/></text:span><text:span text:style-name="T1"><text:tab/></text:span><text:span text:style-name="T1">28V-GND</text:span></text:p>
          <text:p text:style-name="P8"><text:span text:style-name="T1"><text:tab/></text:span><text:span text:style-name="T1">EXP-OUT-N</text:span></text:p>
          <text:p text:style-name="P8"><text:span text:style-name="T1"><text:tab/></text:span><text:span text:style-name="T1"><text:tab/></text:span><text:span text:style-name="T1">EXP-IN-N</text:span></text:p>
          <text:p text:style-name="P8"><text:span text:style-name="T1"><text:tab/></text:span><text:span text:style-name="T1">EXP-OUT-P</text:span></text:p>
          <text:p text:style-name="P8"><text:span text:style-name="T1"><text:tab/></text:span><text:span text:style-name="T1"><text:tab/></text:span><text:span text:style-name="T1">EXP-IN-P</text:span></text:p>
          <text:p text:style-name="P8"><text:span text:style-name="T1"><text:tab/></text:span><text:span text:style-name="T1">LO</text:span></text:p>
          <text:p text:style-name="P8"><text:span text:style-name="T1"><text:tab/></text:span><text:span text:style-name="T1"><text:tab/></text:span><text:span text:style-name="T1">NC</text:span></text:p>
          <text:p text:style-name="P8"><text:span text:style-name="T1"><text:tab/></text:span><text:span text:style-name="T1">SOE</text:span></text:p>
          <text:p text:style-name="P8"><text:span text:style-name="T1"><text:tab/></text:span><text:span text:style-name="T1"><text:tab/></text:span><text:span text:style-name="T1">NC</text:span></text:p>
          <text:p text:style-name="P8"><text:span text:style-name="T1"><text:tab/></text:span><text:span text:style-name="T1">SODS</text:span></text:p>
          <text:p text:style-name="P8"><text:span text:style-name="T1"><text:tab/></text:span><text:span text:style-name="T1"><text:tab/></text:span><text:span text:style-name="T1">NC</text:span></text:p>
          <text:p text:style-name="P8"><text:span text:style-name="T1"><text:tab/></text:span><text:span text:style-name="T1">NC</text:span></text:p>
          <text:p text:style-name="P8"><text:span text:style-name="T1"><text:tab/></text:span><text:span text:style-name="T1"><text:tab/></text:span><text:span text:style-name="T1">28V</text:span></text:p>
          <text:p text:style-name="P8"><text:span text:style-name="T1"><text:tab/></text:span><text:span text:style-name="T1">28V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6.9cm" svg:height="2.4cm" svg:x="33.3cm" svg:y="18.3cm">
          <text:p text:style-name="P10"><text:span text:style-name="T1"><text:s/></text:span><text:span text:style-name="T1">LED <text:s/>5V (28V rail)</text:span><text:span text:style-name="T1"><text:line-break/></text:span><text:span text:style-name="T1"> LED <text:s/>28V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6.9cm" svg:height="5cm" svg:x="33.3cm" svg:y="1.3cm">
          <text:p text:style-name="P8"><text:span text:style-name="T2"><text:s/></text:span><text:span text:style-name="T2">LED <text:s/>3.3V</text:span><text:span text:style-name="T2"><text:line-break/></text:span><text:span text:style-name="T2"> LED <text:s/>5V</text:span><text:span text:style-name="T2"><text:line-break/></text:span><text:span text:style-name="T1"> LED <text:s/>USER 1</text:span></text:p>
          <text:p text:style-name="P8"><text:span text:style-name="T1"><text:s/></text:span><text:span text:style-name="T1">LED <text:s/>USER 2</text:span></text:p>
          <text:p text:style-name="P8"><text:span text:style-name="T1"><text:s/></text:span><text:span text:style-name="T1">LED <text:s/>USER 3</text:span></text:p>
          <text:p text:style-name="P8"><text:span text:style-name="T1"><text:s/></text:span><text:span text:style-name="T1">LED <text:s/>USER 4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433cm" svg:height="3.554cm" svg:x="12.6cm" svg:y="22.8cm">
          <draw:text-box>
            <text:p text:style-name="P12"><text:span text:style-name="T3">JTAG</text:span><text:span text:style-name="T3"><text:line-break/></text:span><text:span text:style-name="T3">SWD</text:span><text:span text:style-name="T3"><text:line-break/></text:span><text:span text:style-name="T3">Programming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" draw:style="linear" draw:start-color="#000000" draw:end-color="#b2b2b2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4.2.2$Windows_X86_64 LibreOffice_project/4e471d8c02c9c90f512f7f9ead8875b57fcb1ec3</meta:generator>
    <dc:date>2020-03-26T01:01:31.216000000</dc:date>
    <meta:editing-duration>PT24M22S</meta:editing-duration>
    <meta:editing-cycles>5</meta:editing-cycles>
    <meta:document-statistic meta:object-count="13"/>
  </office:meta>
</office:document-meta>
</file>